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BD088338AB94CB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9cm, 9.339cm, 21.325cm, 6.06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6cm" svg:height="8.55cm" svg:x="0.2cm" svg:y="0.2cm">
          <draw:image xlink:href="Pictures/10000000000005E8000007E0BBD088338AB94CB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34:18.761107526</dc:date>
    <meta:editing-duration>PT3M35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